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d32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2.7cm" svg:x="12.321cm" svg:y="3.984cm">
          <text:p text:style-name="P1">Regulateur 5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.7cm" svg:x="20.6cm" svg:y="3.9cm">
          <text:p text:style-name="P1">Regulateur 3.3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184cm" svg:x="6.68cm" svg:y="4.326cm">
          <text:p text:style-name="P1">Transfo</text:p>
          <text:p text:style-name="P1">6-24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.1cm" svg:x="1.66cm" svg:y="4.33cm">
          <text:p text:style-name="P1">220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6cm" svg:height="2.7cm" svg:x="21.6cm" svg:y="12.893cm">
          <text:p text:style-name="P1">Modules 3.3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2.7cm" svg:x="14.013cm" svg:y="12.977cm">
          <text:p text:style-name="P1">Modules 5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2.7cm" svg:x="8.586cm" svg:y="8.345cm">
          <text:p text:style-name="P1">LiPo Rider Pr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2.7cm" svg:x="1.754cm" svg:y="8.429cm">
          <text:p text:style-name="P1">LiPo 3.7v 6000ma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2.7cm" svg:x="6.497cm" svg:y="13.061cm">
          <text:p text:style-name="P1">Step-up 5v</text:p>
          <text:p text:style-name="P1">XL6009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34cm" svg:y1="5.46cm" svg:x2="6.888cm" svg:y2="5.46cm">
          <text:p/>
        </draw:line>
        <draw:line draw:style-name="gr4" draw:text-style-name="P1" draw:layer="layout" svg:x1="10.331cm" svg:y1="5.418cm" svg:x2="12.473cm" svg:y2="5.376cm">
          <text:p/>
        </draw:line>
        <draw:line draw:style-name="gr5" draw:text-style-name="P1" draw:layer="layout" svg:x1="18.017cm" svg:y1="5.544cm" svg:x2="20.747cm" svg:y2="5.544cm">
          <text:p/>
        </draw:line>
        <draw:line draw:style-name="gr5" draw:text-style-name="P1" draw:layer="layout" svg:x1="24.064cm" svg:y1="6.762cm" svg:x2="24.106cm" svg:y2="12.893cm">
          <text:p/>
        </draw:line>
        <draw:line draw:style-name="gr5" draw:text-style-name="P1" draw:layer="layout" svg:x1="17.219cm" svg:y1="6.804cm" svg:x2="17.261cm" svg:y2="12.977cm">
          <text:p/>
        </draw:line>
        <draw:line draw:style-name="gr4" draw:text-style-name="P1" draw:layer="layout" svg:x1="7.476cm" svg:y1="9.785cm" svg:x2="8.861cm" svg:y2="9.785cm">
          <text:p/>
        </draw:line>
        <draw:line draw:style-name="gr6" draw:text-style-name="P1" draw:layer="layout" svg:x1="13.271cm" svg:y1="6.804cm" svg:x2="12.011cm" svg:y2="8.4cm">
          <text:p/>
        </draw:line>
        <draw:line draw:style-name="gr6" draw:text-style-name="P1" draw:layer="layout" svg:x1="10.667cm" svg:y1="11.171cm" svg:x2="10.457cm" svg:y2="13.187cm">
          <text:p/>
        </draw:line>
        <draw:line draw:style-name="gr6" draw:text-style-name="P1" draw:layer="layout" svg:x1="12.221cm" svg:y1="14.489cm" svg:x2="14.153cm" svg:y2="14.489cm">
          <text:p/>
        </draw:line>
        <draw:line draw:style-name="gr6" draw:text-style-name="P1" draw:layer="layout" svg:x1="14.153cm" svg:y1="9.617cm" svg:x2="21.629cm" svg:y2="12.8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d </meta:initial-creator>
    <meta:creation-date>2016-02-20T13:57:09.391942141</meta:creation-date>
    <dc:date>2016-02-20T14:16:04.184087655</dc:date>
    <dc:creator>doud </dc:creator>
    <meta:editing-duration>PT3M49S</meta:editing-duration>
    <meta:editing-cycles>2</meta:editing-cycles>
    <meta:generator>LibreOffice/4.2.8.2$Linux_X86_64 LibreOffice_project/420m0$Build-2</meta:generator>
    <meta:document-statistic meta:object-count="19"/>
  </office:meta>
</office:document-meta>
</file>